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6.6931in" style:page-number="auto" fo:break-before="auto" fo:break-after="auto" table:align="left" fo:keep-with-next="auto"/>
    </style:style>
    <style:style style:name="Table1.A" style:family="table-column">
      <style:table-column-properties style:column-width="0.2514in"/>
    </style:style>
    <style:style style:name="Table1.B" style:family="table-column">
      <style:table-column-properties style:column-width="3.366in"/>
    </style:style>
    <style:style style:name="Table1.C" style:family="table-column">
      <style:table-column-properties style:column-width="3.0757in"/>
    </style:style>
    <style:style style:name="Table1.A1" style:family="table-cell">
      <style:table-cell-properties style:vertical-align="middle" fo:padding-left="0.125in" fo:padding-right="0.125in" fo:padding-top="0.0833in" fo:padding-bottom="0.0833in" fo:border="0.05pt solid #000000"/>
    </style:style>
    <style:style style:name="P1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</style:style>
    <style:style style:name="P2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Google Sans Text" fo:font-weight="bold" loext:padding="0in" loext:border="none"/>
    </style:style>
    <style:style style:name="P3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Google Sans Text" loext:padding="0in" loext:border="none"/>
    </style:style>
    <style:style style:name="T1" style:family="text">
      <style:text-properties fo:color="#1f1f1f" loext:opacity="100%" loext:padding="0in" loext:border="none"/>
    </style:style>
    <style:style style:name="T2" style:family="text">
      <style:text-properties fo:color="#1f1f1f" loext:opacity="100%" style:font-name="Google Sans Text" loext:padding="0in" loext:border="none"/>
    </style:style>
    <style:style style:name="T3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"><text:span text:style-name="Strong_20_Emphasis"><text:span text:style-name="T1">№</text:span></text:span></text:p>
            </table:table-cell>
            <table:table-cell table:style-name="Table1.A1" office:value-type="string">
              <text:p text:style-name="P1"><text:span text:style-name="Strong_20_Emphasis"><text:span text:style-name="T2">Muammo (Hozirgi holat)</text:span></text:span></text:p>
            </table:table-cell>
            <table:table-cell table:style-name="Table1.A1" office:value-type="string">
              <text:p text:style-name="P1"><text:span text:style-name="Strong_20_Emphasis"><text:span text:style-name="T2">Tizim taklif qiladigan yechim</text:span></text:span></text:p>
            </table:table-cell>
          </table:table-row>
        </table:table-header-rows>
        <table:table-row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3"><text:span text:style-name="T3">Qo‘l mehnatining ko‘pligi:</text:span> Menejerlar vaqtining 40-50% qismini telefonda uchrashuvlarni belgilash va eslatishga sarflaydi.</text:p>
          </table:table-cell>
          <table:table-cell table:style-name="Table1.A1" office:value-type="string">
            <text:p text:style-name="P3"><text:span text:style-name="T3">Avtomatlashtirish:</text:span> Mijozlar o‘zlari onlayn yoziladilar, tizim esa avtomatik ravishda Telegram/SMS orqali eslatma yuboradi.</text:p>
          </table:table-cell>
        </table:table-row>
        <table:table-row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3"><text:span text:style-name="T3">Inson omili va xatolar:</text:span> Bir vaqtga ikki mijozni yozib qo‘yish (double-booking) yoki usta bo‘sh vaqtini noto‘g‘ri hisoblash.</text:p>
          </table:table-cell>
          <table:table-cell table:style-name="Table1.A1" office:value-type="string">
            <text:p text:style-name="P3"><text:span text:style-name="T3">Markazlashtirilgan jadval:</text:span> Tizim band qilingan vaqtni darhol bloklaydi va usta jadvalidagi bo‘sh slotlarni real vaqt rejimida ko‘rsatadi.</text:p>
          </table:table-cell>
        </table:table-row>
        <table:table-row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3"><text:span text:style-name="T3">Mijozlarning yo‘qotilishi:</text:span> Ish vaqtidan keyin (masalan, soat 21:00 dan so‘ng) qo‘ng‘iroqlarga javob berilmasligi sababli mijozlar boshqa joyga ketib qoladi.</text:p>
          </table:table-cell>
          <table:table-cell table:style-name="Table1.A1" office:value-type="string">
            <text:p text:style-name="P3"><text:span text:style-name="T3">24/7 Mavjudlik:</text:span> Onlayn tizim sutkaning istalgan vaqtida buyurtma qabul qilaveradi.</text:p>
          </table:table-cell>
        </table:table-row>
        <table:table-row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3"><text:span text:style-name="T3">Fikr-mulohazalarning yo‘qligi:</text:span> Xizmat sifati haqida faqat shikoyat tushgandagina xabar topiladi.</text:p>
          </table:table-cell>
          <table:table-cell table:style-name="Table1.A1" office:value-type="string">
            <text:p text:style-name="P3"><text:span text:style-name="T3">Avtomatik qayta aloqa:</text:span> Xizmat tugashi bilan tizim mijozga baholash va taklif yozish uchun havola yuboradi.</text:p>
          </table:table-cell>
        </table:table-row>
        <table:table-row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3"><text:span text:style-name="T3">Moliyaviy shaffoflikning pastligi:</text:span> Kunlik tushum va bajarilgan ishlar hisoboti qo‘lda yozilgani uchun xatoliklar yoki ma'lumot yo‘qolishi mumkin.</text:p>
          </table:table-cell>
          <table:table-cell table:style-name="Table1.A1" office:value-type="string">
            <text:p text:style-name="P3"><text:span text:style-name="T3">Integratsiyalashgan hisobot:</text:span> To‘lov ma’lumotlari darhol buxgalteriyaga uzatiladi va menejer uchun tayyor hisobot shakllanadi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8T16:17:37.341571289</meta:creation-date>
    <dc:date>2026-01-28T16:18:52.703644793</dc:date>
    <meta:editing-duration>PT1M16S</meta:editing-duration>
    <meta:editing-cycles>1</meta:editing-cycles>
    <meta:document-statistic meta:table-count="1" meta:image-count="0" meta:object-count="0" meta:page-count="1" meta:paragraph-count="18" meta:word-count="157" meta:character-count="1271" meta:non-whitespace-character-count="1132"/>
    <meta:generator>LibreOffice/25.2.6.2$Linux_X86_64 LibreOffice_project/40d1a0e1d5bdf1afaeae24d9ece32bbb00fa66a4</meta:generator>
  </office:meta>
</office:document-meta>
</file>